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ccccff" draw:marker-start="Dimension_20_Lines" draw:marker-start-width="0.45cm" draw:marker-end="Dimension_20_Lines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808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ff8080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ff808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marker-end="Symmetric_20_Arrow" draw:textarea-horizontal-align="center" draw:textarea-vertical-align="middle"/>
    </style:style>
    <style:style style:name="gr8" style:family="graphic" style:parent-style-name="standard">
      <style:graphic-properties svg:stroke-width="0.1cm" svg:stroke-color="#660066" draw:marker-start="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660066" draw:marker-start-width="0.45cm" draw:marker-end="Symmetric_20_Arrow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-width="0.45cm" draw:marker-end="Symmetric_20_Arrow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draw:marker-start-width="0.45cm" draw:marker-end="Symmetric_20_Arrow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66cc" draw:marker-start="" draw:marker-start-width="0.45cm" draw:marker-end="Symmetric_20_Arrow" draw:marker-end-width="0.4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14" style:family="graphic" style:parent-style-name="standard">
      <style:graphic-properties svg:stroke-width="0.1cm" svg:stroke-color="#0066cc" draw:marker-start-width="0.45cm" draw:marker-end="Symmetric_20_Arrow" draw:marker-end-width="0.4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draw:fill="none" draw:fill-color="#ffffff" fo:min-height="0.55cm"/>
    </style:style>
    <style:style style:name="gr16" style:family="graphic" style:parent-style-name="standard">
      <style:graphic-properties draw:stroke="none" draw:fill="none" draw:fill-color="#ffffff" fo:min-height="0.65cm"/>
    </style:style>
    <style:style style:name="gr17" style:family="graphic" style:parent-style-name="standard">
      <style:graphic-properties draw:stroke="none" draw:fill="none" draw:fill-color="#ffffff" fo:min-height="0.569cm"/>
    </style:style>
    <style:style style:name="gr18" style:family="graphic" style:parent-style-name="standard">
      <style:graphic-properties draw:stroke="none" draw:fill="none" fo:min-height="0.56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2pt" style:font-size-asian="12pt"/>
    </style:style>
    <style:style style:name="P4" style:family="paragraph">
      <style:paragraph-properties fo:margin-left="0cm" fo:margin-right="0cm" fo:text-align="center" fo:text-indent="0cm"/>
      <style:text-properties fo:font-size="16pt" style:font-size-asian="16pt"/>
    </style:style>
    <style:style style:name="P5" style:family="paragraph">
      <style:paragraph-properties fo:margin-left="0cm" fo:margin-right="0cm" fo:text-align="center" fo:text-indent="0cm"/>
      <style:text-properties fo:font-size="10pt" style:font-size-asian="10pt"/>
    </style:style>
    <style:style style:name="P6" style:family="paragraph">
      <style:paragraph-properties fo:text-align="center"/>
      <style:text-properties fo:font-size="10pt" style:font-size-asian="10pt"/>
    </style:style>
    <style:style style:name="P7" style:family="paragraph">
      <style:paragraph-properties fo:text-align="center"/>
      <style:text-properties fo:font-size="60pt"/>
    </style:style>
    <style:style style:name="P8" style:family="paragraph">
      <style:paragraph-properties fo:margin-left="0cm" fo:margin-right="0cm" fo:line-height="100%" fo:text-align="end" fo:text-indent="0cm" style:text-autospace="none"/>
    </style:style>
    <style:style style:name="P9" style:family="paragraph">
      <style:paragraph-properties fo:margin-left="0cm" fo:margin-right="0cm" fo:line-height="100%" fo:text-align="end" fo:text-indent="0cm" style:text-autospace="none"/>
      <style:text-properties fo:color="#000000" fo:font-family="ArialMT" fo:font-size="16pt" fo:font-weight="bold" style:font-family-asian="ArialMT" style:font-size-asian="14pt" style:font-family-complex="ArialMT" style:font-size-complex="14pt"/>
    </style:style>
    <style:style style:name="P10" style:family="paragraph">
      <style:paragraph-properties fo:margin-left="0cm" fo:margin-right="0cm" fo:text-align="end" fo:text-indent="0cm" style:text-autospace="none"/>
    </style:style>
    <style:style style:name="P11" style:family="paragraph">
      <style:paragraph-properties fo:margin-left="0cm" fo:margin-right="0cm" fo:text-indent="0cm" style:text-autospace="none"/>
      <style:text-properties fo:color="#000000" fo:font-family="Arial-BoldMT" fo:font-size="16pt" style:font-family-asian="Arial-BoldMT" style:font-size-asian="14pt" style:font-family-complex="Arial-BoldMT" style:font-size-complex="14pt"/>
    </style:style>
    <style:style style:name="P12" style:family="paragraph">
      <style:paragraph-properties fo:margin-left="0cm" fo:margin-right="0cm" fo:text-align="end" fo:text-indent="0cm" style:text-autospace="none"/>
      <style:text-properties fo:font-weight="bold"/>
    </style:style>
    <style:style style:name="P13" style:family="paragraph">
      <style:paragraph-properties fo:margin-left="0cm" fo:margin-right="0cm" fo:text-align="end" fo:text-indent="0cm" style:text-autospace="none"/>
      <style:text-properties fo:color="#000000" fo:font-family="Arial-BoldMT" fo:font-size="16pt" fo:font-weight="bold" style:font-family-asian="Arial-BoldMT" style:font-size-asian="14pt" style:font-family-complex="Arial-BoldMT" style:font-size-complex="14pt"/>
    </style:style>
    <style:style style:name="P14" style:family="paragraph">
      <style:paragraph-properties fo:margin-left="0cm" fo:margin-right="0cm" fo:text-indent="0cm" style:text-autospace="none"/>
      <style:text-properties fo:color="#000000" fo:font-family="ArialMT" fo:font-size="16pt" fo:font-weight="bold" style:font-family-asian="ArialMT" style:font-size-asian="14pt" style:font-family-complex="ArialMT" style:font-size-complex="14pt"/>
    </style:style>
    <style:style style:name="P15" style:family="paragraph">
      <style:paragraph-properties fo:margin-left="0cm" fo:margin-right="0cm" fo:text-align="end" fo:text-indent="0cm" style:text-autospace="none"/>
      <style:text-properties fo:color="#000000" fo:font-family="Arial-BoldMT" fo:font-size="16pt" style:font-family-asian="Arial-BoldMT" style:font-size-asian="14pt" style:font-family-complex="Arial-BoldMT" style:font-size-complex="14pt"/>
    </style:style>
    <style:style style:name="T1" style:family="text">
      <style:text-properties fo:font-family="楷体_GB2312" style:font-style-name="Regular" style:font-family-generic="modern" style:font-pitch="fixed" fo:font-size="12pt" style:font-family-asian="楷体_GB2312" style:font-style-name-asian="Regular" style:font-family-generic-asian="modern" style:font-pitch-asian="fixed" style:font-size-asian="12pt" style:font-family-complex="楷体_GB2312" style:font-style-name-complex="Regular" style:font-family-generic-complex="modern" style:font-pitch-complex="fixed"/>
    </style:style>
    <style:style style:name="T2" style:family="text">
      <style:text-properties fo:font-size="16pt" style:font-size-asian="16pt"/>
    </style:style>
    <style:style style:name="T3" style:family="text">
      <style:text-properties fo:font-family="楷体_GB2312" style:font-style-name="Regular" style:font-family-generic="modern" style:font-pitch="fixed" fo:font-size="10pt" style:font-family-asian="楷体_GB2312" style:font-style-name-asian="Regular" style:font-family-generic-asian="modern" style:font-pitch-asian="fixed" style:font-size-asian="10pt" style:font-family-complex="楷体_GB2312" style:font-style-name-complex="Regular" style:font-family-generic-complex="modern" style:font-pitch-complex="fixed"/>
    </style:style>
    <style:style style:name="T4" style:family="text">
      <style:text-properties fo:color="#ff00ff" style:text-outline="false" style:text-line-through-style="none" fo:font-family="ArialMT" fo:font-size="16pt" fo:font-style="normal" fo:text-shadow="none" style:text-underline-style="none" fo:font-weight="bold" style:font-family-asian="ArialMT" style:font-size-asian="14pt" style:font-style-asian="normal" style:font-weight-asian="normal" style:font-family-complex="ArialMT" style:font-size-complex="14pt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fo:font-family="ArialMT" fo:font-size="16pt" fo:font-style="normal" fo:text-shadow="none" style:text-underline-style="none" fo:font-weight="normal" style:font-family-asian="ArialMT" style:font-size-asian="14pt" style:font-style-asian="normal" style:font-weight-asian="normal" style:font-family-complex="ArialMT" style:font-size-complex="14pt" style:font-style-complex="normal" style:font-weight-complex="normal" style:text-emphasize="none" style:font-relief="none"/>
    </style:style>
    <style:style style:name="T6" style:family="text">
      <style:text-properties fo:color="#000000" style:text-outline="false" style:text-line-through-style="none" fo:font-family="ArialMT" fo:font-size="16pt" fo:font-style="normal" fo:text-shadow="none" style:text-underline-style="none" fo:font-weight="bold" style:font-family-asian="ArialMT" style:font-size-asian="14pt" style:font-style-asian="normal" style:font-weight-asian="normal" style:font-family-complex="ArialMT" style:font-size-complex="14pt" style:font-style-complex="normal" style:font-weight-complex="normal" style:text-emphasize="none" style:font-relief="none"/>
    </style:style>
    <style:style style:name="T7" style:family="text">
      <style:text-properties fo:color="#ff0000" style:text-outline="false" style:text-line-through-style="none" fo:font-family="Arial-BoldMT" fo:font-size="16pt" fo:font-style="normal" fo:text-shadow="none" style:text-underline-style="none" fo:font-weight="bold" style:font-family-asian="Arial-BoldMT" style:font-size-asian="14pt" style:font-style-asian="normal" style:font-weight-asian="bold" style:font-family-complex="Arial-BoldMT" style:font-size-complex="14pt" style:font-style-complex="normal" style:font-weight-complex="bold" style:text-emphasize="none" style:font-relief="none"/>
    </style:style>
    <style:style style:name="T8" style:family="text">
      <style:text-properties fo:color="#0000ff" style:text-outline="false" style:text-line-through-style="none" fo:font-family="Arial-BoldMT" fo:font-size="16pt" fo:font-style="normal" fo:text-shadow="none" style:text-underline-style="none" fo:font-weight="bold" style:font-family-asian="Arial-BoldMT" style:font-size-asian="14pt" style:font-style-asian="normal" style:font-weight-asian="bold" style:font-family-complex="Arial-BoldMT" style:font-size-complex="14pt" style:font-style-complex="normal" style:font-weight-complex="bold" style:text-emphasize="none" style:font-relief="none"/>
    </style:style>
    <style:style style:name="T9" style:family="text">
      <style:text-properties fo:color="#ff0000" style:text-outline="false" style:text-line-through-style="none" fo:font-family="Arial-BoldItalicMT" fo:font-size="16pt" fo:font-style="italic" fo:text-shadow="none" style:text-underline-style="none" fo:font-weight="bold" style:font-family-asian="Arial-BoldItalicMT" style:font-size-asian="14pt" style:font-style-asian="italic" style:font-weight-asian="bold" style:font-family-complex="Arial-BoldItalicMT" style:font-size-complex="14pt" style:font-style-complex="italic" style:font-weight-complex="bold" style:text-emphasize="none" style:font-relief="none"/>
    </style:style>
    <style:style style:name="T10" style:family="text">
      <style:text-properties fo:color="#ff00ff" style:text-outline="false" style:text-line-through-style="none" fo:font-family="Arial-BoldMT" fo:font-size="16pt" fo:font-style="normal" fo:text-shadow="none" style:text-underline-style="none" fo:font-weight="bold" style:font-family-asian="Arial-BoldMT" style:font-size-asian="14pt" style:font-style-asian="normal" style:font-weight-asian="bold" style:font-family-complex="Arial-BoldMT" style:font-size-complex="14pt" style:font-style-complex="normal" style:font-weight-complex="bold" style:text-emphasize="none" style:font-relief="none"/>
    </style:style>
    <style:style style:name="T11" style:family="text">
      <style:text-properties fo:color="#000000" style:text-outline="false" style:text-line-through-style="none" fo:font-family="Arial-BoldMT" fo:font-size="16pt" fo:font-style="normal" fo:text-shadow="none" style:text-underline-style="none" fo:font-weight="bold" style:font-family-asian="Arial-BoldMT" style:font-size-asian="14pt" style:font-style-asian="normal" style:font-weight-asian="bold" style:font-family-complex="Arial-BoldMT" style:font-size-complex="14pt" style:font-style-complex="normal" style:font-weight-complex="bold" style:text-emphasize="none" style:font-relief="none"/>
    </style:style>
    <style:style style:name="T12" style:family="text">
      <style:text-properties fo:color="#ff0000" style:text-outline="false" style:text-line-through-style="none" fo:font-family="Arial-BoldMT" fo:font-size="16pt" fo:font-style="italic" fo:text-shadow="none" style:text-underline-style="none" fo:font-weight="bold" style:font-family-asian="Arial-BoldMT" style:font-size-asian="14pt" style:font-style-asian="normal" style:font-weight-asian="bold" style:font-family-complex="Arial-BoldMT" style:font-size-complex="14pt" style:font-style-complex="normal" style:font-weight-complex="bold" style:text-emphasize="none" style:font-relief="none"/>
    </style:style>
    <style:style style:name="T13" style:family="text">
      <style:text-properties fo:color="#ff0000" style:text-outline="false" style:text-line-through-style="none" fo:font-family="ArialMT" fo:font-size="16pt" fo:font-style="italic" fo:text-shadow="none" style:text-underline-style="none" fo:font-weight="bold" style:font-family-asian="ArialMT" style:font-size-asian="14pt" style:font-style-asian="normal" style:font-weight-asian="normal" style:font-family-complex="ArialMT" style:font-size-complex="14pt" style:font-style-complex="normal" style:font-weight-complex="normal" style:text-emphasize="none" style:font-relief="none"/>
    </style:style>
    <style:style style:name="T14" style:family="text">
      <style:text-properties fo:font-family="楷体_GB2312" style:font-style-name="Regular" style:font-family-generic="modern" style:font-pitch="fixed" fo:font-size="12pt" style:font-family-asian="楷体_GB2312" style:font-style-name-asian="Regular" style:font-family-generic-asian="modern" style:font-pitch-asian="fixed" style:font-size-asian="12pt" style:font-family-complex="楷体_GB2312" style:font-style-name-complex="Regular" style:font-family-generic-complex="modern" style:font-pitch-complex="fixe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onnector draw:style-name="gr1" draw:text-style-name="P1" draw:layer="layout" svg:x1="10.029cm" svg:y1="7.769cm" svg:x2="16.081cm" svg:y2="7.768cm" draw:start-shape="id1" draw:start-glue-point="1" draw:end-shape="id2" draw:end-glue-point="5">
          <text:p/>
        </draw:connector>
        <draw:custom-shape draw:style-name="gr2" draw:text-style-name="P3" draw:id="id9" draw:layer="layout" svg:width="1.5cm" svg:height="0.9cm" svg:x="11.581cm" svg:y="1.319cm">
          <text:p text:style-name="P2"><text:span text:style-name="T1">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3" draw:layer="layout" svg:width="2.5cm" svg:height="1cm" svg:x="11.081cm" svg:y="4.919cm">
          <text:p text:style-name="P2">Linu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id="id4" draw:layer="layout" svg:width="3cm" svg:height="1cm" svg:x="15.081cm" svg:y="5.119cm">
          <text:p text:style-name="P2"><text:span text:style-name="T2">debian.txt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id="id7" draw:layer="layout" svg:width="3cm" svg:height="1cm" svg:x="15.081cm" svg:y="8.519cm">
          <text:p text:style-name="P2"><text:span text:style-name="T2">gentoo.tx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rect draw:style-name="gr4" draw:text-style-name="P2" draw:layer="layout" svg:width="4cm" svg:height="1cm" svg:x="3.281cm" svg:y="0.219cm">
          <text:p text:style-name="P2">embedded</text:p>
        </draw:rect>
        <draw:custom-shape draw:style-name="gr3" draw:text-style-name="P2" draw:id="id5" draw:layer="layout" svg:width="2.5cm" svg:height="1cm" svg:x="11.081cm" svg:y="11.219cm">
          <text:p text:style-name="P2">gn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id="id14" draw:layer="layout" svg:width="3cm" svg:height="1cm" svg:x="15.581cm" svg:y="14.347cm">
          <text:p text:style-name="P2"><text:span text:style-name="T2">emacs.tx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5" draw:id="id8" draw:layer="layout" svg:width="1cm" svg:height="0.5cm" svg:x="16.081cm" svg:y="6.519cm">
          <text:p text:style-name="P2"><text:span text:style-name="T3">●●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id="id11" draw:layer="layout" svg:width="4.088cm" svg:height="1cm" svg:x="10.293cm" svg:y="9.119cm">
          <text:p text:style-name="P2"><text:span text:style-name="T2">introduction.tx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id="id2" draw:layer="layout" svg:width="1cm" svg:height="0.5cm" svg:x="16.081cm" svg:y="7.519cm">
          <text:p text:style-name="P2"><text:span text:style-name="T3">●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7" draw:id="id6" draw:layer="layout" svg:width="1cm" svg:height="0.5cm" svg:x="16.581cm" svg:y="12.392cm">
          <text:p text:style-name="P2"><text:span text:style-name="T3">●●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7" draw:id="id13" draw:layer="layout" svg:width="1cm" svg:height="0.5cm" svg:x="16.581cm" svg:y="13.319cm">
          <text:p text:style-name="P2"><text:span text:style-name="T3">●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1" draw:layer="layout" draw:line-skew="0cm -0.011cm" svg:x1="13.581cm" svg:y1="5.419cm" svg:x2="16.58cm" svg:y2="5.119cm" draw:start-shape="id3" draw:start-glue-point="1" draw:end-shape="id4" draw:end-glue-point="4">
          <text:p/>
        </draw:connector>
        <draw:connector draw:style-name="gr7" draw:text-style-name="P1" draw:layer="layout" svg:x1="13.581cm" svg:y1="11.719cm" svg:x2="17.08cm" svg:y2="12.392cm" draw:start-shape="id5" draw:start-glue-point="1" draw:end-shape="id6" draw:end-glue-point="4">
          <text:p/>
        </draw:connector>
        <draw:connector draw:style-name="gr7" draw:text-style-name="P1" draw:layer="layout" svg:x1="16.58cm" svg:y1="8.019cm" svg:x2="16.58cm" svg:y2="8.519cm" draw:start-shape="id2" draw:start-glue-point="6" draw:end-shape="id7" draw:end-glue-point="4">
          <text:p/>
        </draw:connector>
        <draw:connector draw:style-name="gr7" draw:text-style-name="P1" draw:layer="layout" svg:x1="16.58cm" svg:y1="7.019cm" svg:x2="16.58cm" svg:y2="7.519cm" draw:start-shape="id8" draw:start-glue-point="6" draw:end-shape="id2" draw:end-glue-point="4">
          <text:p/>
        </draw:connector>
        <draw:connector draw:style-name="gr8" draw:text-style-name="P1" draw:layer="layout" draw:line-skew="1.499cm -0.4cm" svg:x1="17.581cm" svg:y1="12.641cm" svg:x2="12.331cm" svg:y2="1.319cm" draw:start-shape="id6" draw:start-glue-point="7" draw:end-shape="id9" draw:end-glue-point="0">
          <text:p/>
        </draw:connector>
        <draw:connector draw:style-name="gr8" draw:text-style-name="P1" draw:layer="layout" draw:line-skew="1.999cm -0.4cm" svg:x1="17.081cm" svg:y1="6.768cm" svg:x2="12.331cm" svg:y2="1.319cm" draw:start-shape="id8" draw:start-glue-point="7" draw:end-shape="id9" draw:end-glue-point="0">
          <text:p/>
        </draw:connector>
        <draw:connector draw:style-name="gr9" draw:text-style-name="P1" draw:layer="layout" draw:line-skew="5.954cm -0.4cm" svg:x1="13.081cm" svg:y1="3.318cm" svg:x2="12.331cm" svg:y2="1.319cm" draw:start-shape="id10" draw:start-glue-point="7" draw:end-shape="id9" draw:end-glue-point="0">
          <text:p/>
        </draw:connector>
        <draw:connector draw:style-name="gr10" draw:text-style-name="P1" draw:layer="layout" svg:x1="12.331cm" svg:y1="5.919cm" svg:x2="12.336cm" svg:y2="9.119cm" draw:start-shape="id3" draw:start-glue-point="2" draw:end-shape="id11" draw:end-glue-point="4">
          <text:p text:style-name="P2"><text:s/></text:p>
        </draw:connector>
        <draw:connector draw:style-name="gr11" draw:text-style-name="P1" draw:id="id15" draw:layer="layout" svg:x1="12.336cm" svg:y1="10.119cm" svg:x2="12.331cm" svg:y2="11.219cm" draw:start-shape="id11" draw:start-glue-point="6" draw:end-shape="id5" draw:end-glue-point="0">
          <text:p/>
        </draw:connector>
        <draw:connector draw:style-name="gr12" draw:text-style-name="P1" draw:layer="layout" draw:line-skew="1.299cm" svg:x1="17.081cm" svg:y1="7.768cm" svg:x2="12.33cm" svg:y2="4.319cm" draw:start-shape="id2" draw:start-glue-point="7" draw:end-shape="id12" draw:end-glue-point="0">
          <text:p/>
        </draw:connector>
        <draw:connector draw:style-name="gr11" draw:text-style-name="P1" draw:layer="layout" svg:x1="12.331cm" svg:y1="2.219cm" svg:x2="12.331cm" svg:y2="2.819cm" draw:start-shape="id9" draw:start-glue-point="2" draw:end-shape="id10">
          <text:p/>
        </draw:connector>
        <draw:connector draw:style-name="gr11" draw:text-style-name="P1" draw:id="id12" draw:layer="layout" draw:type="line" svg:x1="12.33cm" svg:y1="3.819cm" svg:x2="12.331cm" svg:y2="4.919cm" draw:start-shape="id10" draw:start-glue-point="6" draw:end-shape="id3" draw:end-glue-point="0">
          <text:p/>
        </draw:connector>
        <draw:connector draw:style-name="gr13" draw:text-style-name="P1" draw:layer="layout" draw:type="line" svg:x1="16.58cm" svg:y1="6.119cm" svg:x2="16.58cm" svg:y2="6.519cm" draw:start-shape="id4" draw:start-glue-point="6" draw:end-shape="id8" draw:end-glue-point="4">
          <text:p/>
        </draw:connector>
        <draw:connector draw:style-name="gr13" draw:text-style-name="P1" draw:layer="layout" draw:type="line" svg:x1="17.08cm" svg:y1="13.819cm" svg:x2="17.08cm" svg:y2="14.347cm" draw:start-shape="id13" draw:start-glue-point="6" draw:end-shape="id14" draw:end-glue-point="4">
          <text:p/>
        </draw:connector>
        <draw:connector draw:style-name="gr13" draw:text-style-name="P1" draw:layer="layout" draw:type="line" svg:x1="17.08cm" svg:y1="12.892cm" svg:x2="17.08cm" svg:y2="13.319cm" draw:start-shape="id6" draw:start-glue-point="6" draw:end-shape="id13" draw:end-glue-point="4">
          <text:p/>
        </draw:connector>
        <draw:connector draw:style-name="gr14" draw:text-style-name="P1" draw:layer="layout" svg:x1="17.581cm" svg:y1="13.568cm" svg:x2="12.333cm" svg:y2="10.67cm" draw:start-shape="id13" draw:start-glue-point="7" draw:end-shape="id15" draw:end-glue-point="0">
          <text:p/>
        </draw:connector>
        <draw:frame draw:style-name="gr15" draw:text-style-name="P9" draw:id="id16" draw:layer="layout" svg:width="10.281cm" svg:height="0.899cm" svg:x="-0.219cm" svg:y="12.82cm">
          <draw:text-box>
            <text:p text:style-name="P8"><text:span text:style-name="T4">0000021</text:span><text:span text:style-name="T5">0h</text:span><text:span text:style-name="T6">: </text:span><text:span text:style-name="T7">00 00 02 3 </text:span><text:span text:style-name="T8">0 </text:span><text:span text:style-name="T9">00 00 00 20</text:span></text:p>
          </draw:text-box>
        </draw:frame>
        <draw:frame draw:style-name="gr16" draw:text-style-name="P11" draw:layer="layout" svg:width="9.881cm" svg:height="0.9cm" svg:x="0.1cm" svg:y="1.419cm">
          <draw:text-box>
            <text:p text:style-name="P10"><text:span text:style-name="T10">0000002</text:span><text:span text:style-name="T5">0h:</text:span><text:span text:style-name="T7">00 00 00 4 </text:span><text:span text:style-name="T8">9 </text:span><text:span text:style-name="T9">00 00 00 20</text:span></text:p>
          </draw:text-box>
        </draw:frame>
        <draw:frame draw:style-name="gr17" draw:text-style-name="P11" draw:layer="layout" svg:width="10.038cm" svg:height="0.899cm" svg:x="-0.062cm" svg:y="3.019cm">
          <draw:text-box>
            <text:p text:style-name="P10"><text:span text:style-name="T10">0000004</text:span><text:span text:style-name="T5">0h:</text:span><text:span text:style-name="T7">00 00 00 6 </text:span><text:span text:style-name="T8">0 </text:span><text:span text:style-name="T9">00 00 00 20</text:span></text:p>
          </draw:text-box>
        </draw:frame>
        <draw:frame draw:style-name="gr17" draw:text-style-name="P13" draw:layer="layout" svg:width="10cm" svg:height="0.899cm" svg:x="-0.019cm" svg:y="11.319cm">
          <draw:text-box>
            <text:p text:style-name="P12"><text:span text:style-name="T10">000001f</text:span><text:span text:style-name="T5">0h:</text:span><text:span text:style-name="T6"> </text:span><text:span text:style-name="T11">00 00 00 0</text:span><text:span text:style-name="T7"> </text:span><text:span text:style-name="T8">9 </text:span><text:span text:style-name="T9">00 00 02 10</text:span></text:p>
          </draw:text-box>
        </draw:frame>
        <draw:frame draw:style-name="gr17" draw:text-style-name="P11" draw:layer="layout" svg:width="10.072cm" svg:height="0.899cm" svg:x="0cm" svg:y="5.019cm">
          <draw:text-box>
            <text:p text:style-name="P10"><text:span text:style-name="T10">0000006</text:span><text:span text:style-name="T5">0h: </text:span><text:span text:style-name="T7">00 00 01 A</text:span><text:span text:style-name="T8">9 </text:span><text:span text:style-name="T9">00 00 00 80</text:span></text:p>
          </draw:text-box>
        </draw:frame>
        <draw:frame draw:style-name="gr17" draw:text-style-name="P14" draw:id="id1" draw:layer="layout" svg:width="10cm" svg:height="0.899cm" svg:x="0.029cm" svg:y="7.32cm">
          <draw:text-box>
            <text:p text:style-name="P10"><text:span text:style-name="T4">0000011</text:span><text:span text:style-name="T5">0h:</text:span><text:span text:style-name="T6"> </text:span><text:span text:style-name="T7">00 00 01 3 </text:span><text:span text:style-name="T8">0</text:span><text:span text:style-name="T12"> </text:span><text:span text:style-name="T13">00 00 00 60</text:span></text:p>
          </draw:text-box>
        </draw:frame>
        <draw:custom-shape draw:style-name="gr5" draw:text-style-name="P1" draw:id="id10" draw:layer="layout" svg:width="1.5cm" svg:height="1cm" svg:x="11.581cm" svg:y="2.819cm">
          <text:p text:style-name="P2"><text:span text:style-name="T14">●●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" draw:text-style-name="P1" draw:layer="layout" draw:line-skew="2.059cm" svg:x1="10.062cm" svg:y1="13.269cm" svg:x2="16.581cm" svg:y2="12.641cm" draw:start-shape="id16" draw:start-glue-point="1" draw:end-shape="id6" draw:end-glue-point="5">
          <text:p/>
        </draw:connector>
        <draw:frame draw:style-name="gr18" draw:text-style-name="P11" draw:layer="layout" svg:width="10cm" svg:height="0.899cm" svg:x="0.081cm" svg:y="9.2cm">
          <draw:text-box>
            <text:p text:style-name="P15"><text:span text:style-name="T10">000001a</text:span><text:span text:style-name="T5">0h: </text:span><text:span text:style-name="T7">00 00 01 F </text:span><text:span text:style-name="T8">2 </text:span><text:span text:style-name="T6">00 00 00 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SimSun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19cm" fo:margin-bottom="0.753cm" fo:margin-left="0.381cm" fo:margin-right="0.464cm" fo:page-width="20cm" fo:page-height="16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58</meta:generator>
    <meta:creation-date>2008-11-08T22:24:59</meta:creation-date>
    <dc:date>2008-11-09T21:49:33</dc:date>
    <dc:language>en-US</dc:language>
    <meta:editing-cycles>8</meta:editing-cycles>
    <meta:editing-duration>PT2H24M16S</meta:editing-duration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